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258D462FB64D124D688.png" manifest:media-type="image/png"/>
  <manifest:file-entry manifest:full-path="Pictures/100000000000032000000258FA9FE233542165ED.png" manifest:media-type="image/png"/>
  <manifest:file-entry manifest:full-path="Pictures/100000000000032000000258712B4CE0C898A779.png" manifest:media-type="image/png"/>
  <manifest:file-entry manifest:full-path="Pictures/100000000000023300000177D5FEF68639CECC50.png" manifest:media-type="image/png"/>
  <manifest:file-entry manifest:full-path="Pictures/100000000000054600000384FD2052C53F3C891C.jpg" manifest:media-type="image/jpeg"/>
  <manifest:file-entry manifest:full-path="Pictures/100002010000023400000372DBC3034A508C3C5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8f187c" draw:textarea-horizontal-align="justify" draw:textarea-vertical-align="middle" draw:auto-grow-height="false" fo:min-height="1.55cm" fo:min-width="27.5cm"/>
    </style:style>
    <style:style style:name="gr2" style:family="graphic" style:parent-style-name="standard">
      <style:graphic-properties draw:textarea-horizontal-align="justify" draw:textarea-vertical-align="middle" draw:auto-grow-height="false" fo:min-height="5.75cm" fo:min-width="23.7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3.71cm" fo:min-width="3.46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0.95cm" fo:min-width="1.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95cm" fo:min-width="1.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4.15cm" fo:min-width="14.5cm"/>
    </style:style>
    <style:style style:name="gr7" style:family="graphic" style:parent-style-name="standard">
      <style:graphic-properties draw:textarea-horizontal-align="justify" draw:textarea-vertical-align="middle" draw:auto-grow-height="false" fo:min-height="0.74cm" fo:min-width="0.49cm"/>
    </style:style>
    <style:style style:name="gr8" style:family="graphic" style:parent-style-name="standard">
      <style:graphic-properties draw:textarea-horizontal-align="justify" draw:textarea-vertical-align="middle" draw:auto-grow-height="false" fo:min-height="1.95cm" fo:min-width="1.2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5.35cm" fo:min-width="8.1cm"/>
    </style:style>
    <style:style style:name="gr10" style:family="graphic" style:parent-style-name="standard">
      <style:graphic-properties draw:textarea-horizontal-align="justify" draw:textarea-vertical-align="middle" draw:auto-grow-height="false" fo:min-height="3.35cm" fo:min-width="12.9cm"/>
    </style:style>
    <style:style style:name="gr11" style:family="graphic">
      <style:graphic-properties style:protect="size"/>
    </style:style>
    <style:style style:name="gr1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opacity="0%" draw:fill-color="#333333" draw:opacity="51%" draw:textarea-horizontal-align="justify" draw:textarea-vertical-align="middle" draw:auto-grow-height="false" fo:min-height="15.5cm" fo:min-width="21.5cm"/>
    </style:style>
    <style:style style:name="gr14" style:family="graphic" style:parent-style-name="standard">
      <style:graphic-properties svg:stroke-color="#1c1c1c" draw:fill-color="#333333" draw:textarea-horizontal-align="justify" draw:textarea-vertical-align="middle" draw:auto-grow-height="false" fo:min-height="15.5cm" fo:min-width="5.5cm"/>
    </style:style>
    <style:style style:name="gr15" style:family="graphic" style:parent-style-name="standard">
      <style:graphic-properties svg:stroke-opacity="0%" draw:fill-color="#333333" draw:opacity="32%" draw:textarea-horizontal-align="justify" draw:textarea-vertical-align="middle" draw:auto-grow-height="false" fo:min-height="4.75cm" fo:min-width="12.9cm"/>
    </style:style>
    <style:style style:name="gr16" style:family="graphic" style:parent-style-name="standard">
      <style:graphic-properties svg:stroke-opacity="0%" draw:fill-color="#333333" draw:textarea-horizontal-align="justify" draw:textarea-vertical-align="middle" draw:auto-grow-height="false" fo:min-height="4.75cm" fo:min-width="6.044cm"/>
    </style:style>
    <style:style style:name="gr17" style:family="graphic" style:parent-style-name="standard">
      <style:graphic-properties svg:stroke-opacity="0%" draw:fill-color="#00b274" draw:textarea-horizontal-align="justify" draw:textarea-vertical-align="middle" draw:auto-grow-height="false" fo:min-height="4.75cm" fo:min-width="6.044cm"/>
    </style:style>
    <style:style style:name="gr18" style:family="graphic" style:parent-style-name="standard">
      <style:graphic-properties svg:stroke-opacity="0%" draw:fill-color="#666666" draw:textarea-horizontal-align="justify" draw:textarea-vertical-align="middle" draw:auto-grow-height="false" fo:min-height="1.35cm" fo:min-width="6.044cm"/>
    </style:style>
    <style:style style:name="gr19" style:family="graphic" style:parent-style-name="standard">
      <style:graphic-properties svg:stroke-opacity="0%" draw:fill-color="#00864b" draw:textarea-horizontal-align="justify" draw:textarea-vertical-align="middle" draw:auto-grow-height="false" fo:min-height="1.35cm" fo:min-width="6.044cm"/>
    </style:style>
    <style:style style:name="gr20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8f187c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729fcf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-color="#00a65d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333333" draw:opacity="51%"/>
      <style:paragraph-properties fo:text-align="center"/>
    </style:style>
    <style:style style:name="P9" style:family="paragraph">
      <loext:graphic-properties draw:fill-color="#333333"/>
      <style:paragraph-properties fo:text-align="center"/>
    </style:style>
    <style:style style:name="P10" style:family="paragraph">
      <loext:graphic-properties draw:fill-color="#333333" draw:opacity="32%"/>
      <style:paragraph-properties fo:text-align="center"/>
    </style:style>
    <style:style style:name="P11" style:family="paragraph">
      <loext:graphic-properties draw:fill-color="#00b274"/>
      <style:paragraph-properties fo:text-align="center"/>
    </style:style>
    <style:style style:name="P12" style:family="paragraph">
      <loext:graphic-properties draw:fill-color="#666666"/>
      <style:paragraph-properties fo:text-align="center"/>
    </style:style>
    <style:style style:name="P13" style:family="paragraph">
      <loext:graphic-properties draw:fill-color="#00864b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custom-shape draw:style-name="gr1" draw:text-style-name="P2" draw:layer="layout" svg:width="28cm" svg:height="1.8cm" svg:x="0cm" svg:y="0cm">
          <text:p text:style-name="P1">Меню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4.2cm" svg:height="6cm" svg:x="2.2cm" svg:y="2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6cm" svg:height="5.6cm" svg:x="2.8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cm" svg:height="1.2cm" svg:x="2.2cm" svg:y="9cm">
          <text:p text:style-name="P1"><text:span text:style-name="T1">Ближайши</text:span><text:span text:style-name="T1">е/ </text:span></text:p>
          <text:p text:style-name="P1"><text:span text:style-name="T1">текущее</text:span></text:p>
          <text:p text:style-name="P1"><text:span text:style-name="T1">мероприят</text:span><text:span text:style-name="T1">ия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cm" svg:height="1.2cm" svg:x="4.4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cm" svg:height="1.2cm" svg:x="6.6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cm" svg:height="1.2cm" svg:x="8.8cm" svg:y="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5cm" svg:height="4.4cm" svg:x="2.2cm" svg:y="1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cm" svg:height="1.4cm" svg:x="5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7cm" svg:height="2.2cm" svg:x="4.9cm" svg:y="5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8.6cm" svg:height="5.6cm" svg:x="8.8cm" svg:y="3cm">
          <text:p text:style-name="P1">Статистика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3.4cm" svg:height="3.6cm" svg:x="3cm" svg:y="10.8cm">
          <text:p text:style-name="P1"><text:s/>Регистрация/ ожидание начала /</text:p>
          <text:p text:style-name="P1">турнирная таблица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draw:style-name="gr12" draw:text-style-name="P1" draw:layer="layout" svg:width="22cm" svg:height="15.75cm" svg:x="6cm" svg:y="0cm">
          <draw:image xlink:href="Pictures/100000000000054600000384FD2052C53F3C891C.jpg" xlink:type="simple" xlink:show="embed" xlink:actuate="onLoad">
            <text:p/>
          </draw:image>
        </draw:frame>
        <draw:custom-shape draw:style-name="gr13" draw:text-style-name="P8" draw:layer="layout" svg:width="22cm" svg:height="15.75cm" svg:x="6cm" svg:y="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6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3.4cm" svg:height="5cm" svg:x="6.8cm" svg:y="3.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6.544cm" svg:height="5cm" svg:x="6.8cm" svg:y="8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6.544cm" svg:height="5cm" svg:x="13.728cm" svg:y="8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6.544cm" svg:height="5cm" svg:x="20.656cm" svg:y="8.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6.544cm" svg:height="5cm" svg:x="20.656cm" svg:y="3.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6.544cm" svg:height="1.6cm" svg:x="6.8cm" svg:y="8.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6.544cm" svg:height="1.6cm" svg:x="13.728cm" svg:y="8.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6.544cm" svg:height="1.6cm" svg:x="20.656cm" svg:y="8.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6.544cm" svg:height="1.6cm" svg:x="20.656cm" svg:y="3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draw:style-name="gr20" draw:text-style-name="P14" draw:layer="layout" svg:width="15.361cm" svg:height="24.024cm" svg:x="0.839cm" svg:y="-3cm">
          <draw:image xlink:href="Pictures/100002010000023400000372DBC3034A508C3C59.png" xlink:type="simple" xlink:show="embed" xlink:actuate="onLoad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draw:style-name="gr20" draw:text-style-name="P14" draw:layer="layout" svg:width="14.895cm" svg:height="9.921cm" svg:x="-0.095cm" svg:y="0cm">
          <draw:image xlink:href="Pictures/100000000000023300000177D5FEF68639CECC50.png" xlink:type="simple" xlink:show="embed" xlink:actuate="onLoad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draw:style-name="gr20" draw:text-style-name="P14" draw:layer="layout" svg:width="20.999cm" svg:height="15.749cm" svg:x="3.518cm" svg:y="0.016cm">
          <draw:image xlink:href="Pictures/100000000000032000000258712B4CE0C898A779.png" xlink:type="simple" xlink:show="embed" xlink:actuate="onLoad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draw:style-name="gr20" draw:text-style-name="P14" draw:layer="layout" svg:width="20.999cm" svg:height="15.749cm" svg:x="3.518cm" svg:y="0.016cm">
          <draw:image xlink:href="Pictures/100000000000032000000258FA9FE233542165ED.png" xlink:type="simple" xlink:show="embed" xlink:actuate="onLoad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draw:style-name="gr20" draw:text-style-name="P14" draw:layer="layout" svg:width="20.999cm" svg:height="15.749cm" svg:x="3.518cm" svg:y="0.016cm">
          <draw:image xlink:href="Pictures/100002010000032000000258D462FB64D124D688.png" xlink:type="simple" xlink:show="embed" xlink:actuate="onLoad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2T09:23:03.498205637</meta:creation-date>
    <dc:date>2019-12-16T03:05:50.454086369</dc:date>
    <meta:editing-duration>PT14H3M54S</meta:editing-duration>
    <meta:editing-cycles>3</meta:editing-cycles>
    <meta:generator>LibreOffice/6.0.7.3$Linux_X86_64 LibreOffice_project/00m0$Build-3</meta:generator>
    <meta:document-statistic meta:object-count="64"/>
  </office:meta>
</office:document-meta>
</file>